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6000001DDE3C2E004B946F582.png" manifest:media-type="image/png"/>
  <manifest:file-entry manifest:full-path="Pictures/1000000000000251000002AD66D2872EC5D667C5.png" manifest:media-type="image/png"/>
  <manifest:file-entry manifest:full-path="Pictures/100000000000024D000002B55700AC21790949DB.png" manifest:media-type="image/png"/>
  <manifest:file-entry manifest:full-path="Pictures/100000000000023E000002ACF217EF1BBFBF720F.png" manifest:media-type="image/png"/>
  <manifest:file-entry manifest:full-path="Pictures/100000000000024B00000209FB88EDCA864AFF97.png" manifest:media-type="image/png"/>
  <manifest:file-entry manifest:full-path="Pictures/100000000000024E0000004E0CF71981FB9945D1.png" manifest:media-type="image/png"/>
  <manifest:file-entry manifest:full-path="Pictures/100000000000025A000002B0CCBB8961438273D4.png" manifest:media-type="image/png"/>
  <manifest:file-entry manifest:full-path="Pictures/100000000000024C000001E1C8F1074F608A04D8.png" manifest:media-type="image/png"/>
  <manifest:file-entry manifest:full-path="Pictures/1000000000000248000002AF2AA50E8CCD9D7F9F.png" manifest:media-type="image/png"/>
  <manifest:file-entry manifest:full-path="Pictures/1000000000000249000002ACE34EF002EB9F9357.png" manifest:media-type="image/png"/>
  <manifest:file-entry manifest:full-path="Pictures/100000000000024D000000EB57A4C05FF27BF5A7.png" manifest:media-type="image/png"/>
  <manifest:file-entry manifest:full-path="Pictures/1000000000000244000002B34881A0E06D5E576D.png" manifest:media-type="image/png"/>
  <manifest:file-entry manifest:full-path="Pictures/1000000000000241000002B36B30A5D5C0D698DE.png" manifest:media-type="image/png"/>
  <manifest:file-entry manifest:full-path="Pictures/1000000000000248000000C44622E93CEA1CDD2E.png" manifest:media-type="image/png"/>
  <manifest:file-entry manifest:full-path="Pictures/1000000000000244000002BB47618DF96E5CFF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8df32" officeooo:paragraph-rsid="0008df32"/>
    </style:style>
    <style:style style:name="P2" style:family="paragraph" style:parent-style-name="Standard">
      <style:text-properties officeooo:rsid="000a1c2a" officeooo:paragraph-rsid="000a1c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deckung 1</text:p>
      <text:p text:style-name="P2"/>
      <text:p text:style-name="P2"><draw:frame draw:style-name="fr1" draw:name="Image1" text:anchor-type="paragraph" svg:width="15.558cm" svg:height="12.726cm" draw:z-index="0"><draw:image xlink:href="Pictures/100000000000024C000001E1C8F1074F608A04D8.png" xlink:type="simple" xlink:show="embed" xlink:actuate="onLoad"/></draw:frame></text:p>
      <text:p text:style-name="P2"><draw:frame draw:style-name="fr1" draw:name="Image2" text:anchor-type="paragraph" svg:width="15.928cm" svg:height="18.203cm" draw:z-index="1"><draw:image xlink:href="Pictures/100000000000025A000002B0CCBB8961438273D4.png" xlink:type="simple" xlink:show="embed" xlink:actuate="onLoad"/></draw:frame></text:p>
      <text:p text:style-name="P2"><draw:frame draw:style-name="fr1" draw:name="Image3" text:anchor-type="paragraph" svg:width="15.531cm" svg:height="13.785cm" draw:z-index="2"><draw:image xlink:href="Pictures/100000000000024B00000209FB88EDCA864AFF97.png" xlink:type="simple" xlink:show="embed" xlink:actuate="onLoad"/></draw:frame></text:p>
      <text:p text:style-name="P2">Entdeckung 2</text:p>
      <text:p text:style-name="P2"/>
      <text:p text:style-name="P2"><draw:frame draw:style-name="fr1" draw:name="Image4" text:anchor-type="paragraph" svg:width="15.346cm" svg:height="18.283cm" draw:z-index="3"><draw:image xlink:href="Pictures/1000000000000244000002B34881A0E06D5E576D.png" xlink:type="simple" xlink:show="embed" xlink:actuate="onLoad"/></draw:frame></text:p>
      <text:p text:style-name="P2"><draw:frame draw:style-name="fr1" draw:name="Image5" text:anchor-type="paragraph" svg:width="15.266cm" svg:height="18.283cm" draw:z-index="4"><draw:image xlink:href="Pictures/1000000000000241000002B36B30A5D5C0D698DE.png" xlink:type="simple" xlink:show="embed" xlink:actuate="onLoad"/></draw:frame></text:p>
      <text:p text:style-name="P2"><draw:frame draw:style-name="fr1" draw:name="Image6" text:anchor-type="paragraph" svg:width="15.61cm" svg:height="2.064cm" draw:z-index="5"><draw:image xlink:href="Pictures/100000000000024E0000004E0CF71981FB9945D1.png" xlink:type="simple" xlink:show="embed" xlink:actuate="onLoad"/></draw:frame></text:p>
      <text:p text:style-name="P2">Entdeckung 3</text:p>
      <text:p text:style-name="P2"/>
      <text:p text:style-name="P2"><draw:frame draw:style-name="fr1" draw:name="Image7" text:anchor-type="paragraph" svg:width="15.452cm" svg:height="18.177cm" draw:z-index="6"><draw:image xlink:href="Pictures/1000000000000248000002AF2AA50E8CCD9D7F9F.png" xlink:type="simple" xlink:show="embed" xlink:actuate="onLoad"/></draw:frame></text:p>
      <text:p text:style-name="P2"><draw:frame draw:style-name="fr1" draw:name="Image8" text:anchor-type="paragraph" svg:width="15.478cm" svg:height="18.098cm" draw:z-index="7"><draw:image xlink:href="Pictures/1000000000000249000002ACE34EF002EB9F9357.png" xlink:type="simple" xlink:show="embed" xlink:actuate="onLoad"/></draw:frame></text:p>
      <text:p text:style-name="P2"><draw:frame draw:style-name="fr1" draw:name="Image9" text:anchor-type="paragraph" svg:width="15.452cm" svg:height="5.186cm" draw:z-index="8"><draw:image xlink:href="Pictures/1000000000000248000000C44622E93CEA1CDD2E.png" xlink:type="simple" xlink:show="embed" xlink:actuate="onLoad"/></draw:frame></text:p>
      <text:p text:style-name="P2">Entdeckung 4</text:p>
      <text:p text:style-name="P2"/>
      <text:p text:style-name="P2"><draw:frame draw:style-name="fr1" draw:name="Image10" text:anchor-type="paragraph" svg:width="15.346cm" svg:height="18.494cm" draw:z-index="9"><draw:image xlink:href="Pictures/1000000000000244000002BB47618DF96E5CFF00.png" xlink:type="simple" xlink:show="embed" xlink:actuate="onLoad"/></draw:frame></text:p>
      <text:p text:style-name="P2"><draw:frame draw:style-name="fr1" draw:name="Image11" text:anchor-type="paragraph" svg:width="15.187cm" svg:height="18.098cm" draw:z-index="10"><draw:image xlink:href="Pictures/100000000000023E000002ACF217EF1BBFBF720F.png" xlink:type="simple" xlink:show="embed" xlink:actuate="onLoad"/></draw:frame></text:p>
      <text:p text:style-name="P2"><draw:frame draw:style-name="fr1" draw:name="Image12" text:anchor-type="paragraph" svg:width="15.584cm" svg:height="6.218cm" draw:z-index="11"><draw:image xlink:href="Pictures/100000000000024D000000EB57A4C05FF27BF5A7.png" xlink:type="simple" xlink:show="embed" xlink:actuate="onLoad"/></draw:frame></text:p>
      <text:p text:style-name="P2">Entdeckung 5</text:p>
      <text:p text:style-name="P2"/>
      <text:p text:style-name="P2"><draw:frame draw:style-name="fr1" draw:name="Image13" text:anchor-type="paragraph" svg:width="15.584cm" svg:height="18.336cm" draw:z-index="12"><draw:image xlink:href="Pictures/100000000000024D000002B55700AC21790949DB.png" xlink:type="simple" xlink:show="embed" xlink:actuate="onLoad"/></draw:frame></text:p>
      <text:p text:style-name="P2"><draw:frame draw:style-name="fr1" draw:name="Image14" text:anchor-type="paragraph" svg:width="15.69cm" svg:height="18.124cm" draw:z-index="13"><draw:image xlink:href="Pictures/1000000000000251000002AD66D2872EC5D667C5.png" xlink:type="simple" xlink:show="embed" xlink:actuate="onLoad"/></draw:frame></text:p>
      <text:p text:style-name="P2"><draw:frame draw:style-name="fr1" draw:name="Image15" text:anchor-type="paragraph" svg:width="15.399cm" svg:height="12.621cm" draw:z-index="14"><draw:image xlink:href="Pictures/1000000000000246000001DDE3C2E004B946F5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3:22:05.216574535</meta:creation-date>
    <dc:date>2017-08-07T14:20:17.595894560</dc:date>
    <meta:editing-duration>PT58M12S</meta:editing-duration>
    <meta:editing-cycles>3</meta:editing-cycles>
    <meta:generator>LibreOffice/5.1.4.2$Linux_X86_64 LibreOffice_project/10m0$Build-2</meta:generator>
    <meta:document-statistic meta:table-count="0" meta:image-count="15" meta:object-count="0" meta:page-count="1" meta:paragraph-count="5" meta:word-count="10" meta:character-count="60" meta:non-whitespace-character-count="55"/>
  </office:meta>
</office:document-meta>
</file>